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ResultMatchers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ResultMatchers.string( String expect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ResultMatchers.nodeList( Matcher &lt; ? super NodeList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ResultMatchers.string( Matcher &lt; ? super String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ResultMatchers.number( Double expect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ResultMatchers.nodeCount( int expected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ResultMatchers.getDefinedEncoding( Mock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ResultMatchers.node( Matcher &lt; ? super Node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ResultMatchers.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ResultMatchers.XpathResultMatchers( String expression , @ Nullable Map &lt; String , String &gt; namespaces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ResultMatchers.nodeCount( Matcher &lt; ? super Integer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ResultMatchers.number( Matcher &lt; ? super Double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ResultMatchers.booleanValu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